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5.7cm" table:align="margins"/>
    </style:style>
    <style:style style:name="表格1.A" style:family="table-column">
      <style:table-column-properties style:column-width="16.653cm" style:rel-column-width="9441*"/>
    </style:style>
    <style:style style:name="表格1.B" style:family="table-column">
      <style:table-column-properties style:column-width="9.047cm" style:rel-column-width="5129*"/>
    </style:style>
    <style:style style:name="表格1.A1" style:family="table-cell">
      <style:table-cell-properties fo:padding="0cm" fo:border="none"/>
    </style:style>
    <style:style style:name="表格1.B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-asian="宋体" style:language-asian="zh" style:country-asian="CN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宋体" style:font-name-asian="宋体"/>
    </style:style>
    <style:style style:name="T1" style:family="text">
      <style:text-properties style:language-asian="zh" style:country-asian="CN"/>
    </style:style>
    <style:style style:name="T2" style:family="text">
      <style:text-properties style:font-name-asian="宋体"/>
    </style:style>
    <style:style style:name="T3" style:family="text">
      <style:text-properties style:font-name-asian="宋体" style:language-asian="zh" style:country-asian="CN"/>
    </style:style>
    <style:style style:name="T4" style:family="text">
      <style:text-properties style:font-name="宋体" style:font-name-asian="宋体"/>
    </style:style>
    <style:style style:name="T5" style:family="text">
      <style:text-properties style:font-name="宋体" style:font-name-asian="宋体" style:language-asian="zh" style:country-asian="CN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多客户活跃度报表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<draw:frame draw:style-name="fr1" draw:name="image: chart(filename='oecn_jj_customer_activity_report/report/cusomter_activity_report.yaml')" text:anchor-type="as-char" svg:width="16.288cm" svg:height="11.853cm" draw:z-index="0"><draw:text-box><text:p text:style-name="Frame_20_contents"/></draw:text-box></draw:frame></text:p>
          </table:table-cell>
          <table:table-cell table:style-name="表格1.B1" office:value-type="string">
            <text:p text:style-name="P3">条件<text:span text:style-name="T1">：</text:span></text:p>
            <text:p text:style-name="P2"><text:span text:style-name="T5">时间：从</text:span><text:a xlink:type="simple" xlink:href="relatorio://condition['date_start']">date_start</text:a><text:span text:style-name="T5">到</text:span><text:a xlink:type="simple" xlink:href="relatorio://condition['date_end']"><text:span text:style-name="T4">date_end</text:span></text:a></text:p>
            <text:p text:style-name="P2"><text:span text:style-name="T5">省份：</text:span><text:a xlink:type="simple" xlink:href="relatorio://condition.get('city',False) or ''">city</text:a></text:p>
            <text:p text:style-name="P2"><text:span text:style-name="T5">城市：</text:span><text:a xlink:type="simple" xlink:href="relatorio://condition.get('country',False) or ''">country</text:a></text:p>
            <text:p text:style-name="P2"><text:span text:style-name="T5">客户状态：</text:span><text:a xlink:type="simple" xlink:href="relatorio://condition.get('partner_status',False) or ''">partner_status</text:a>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31M44S</meta:editing-duration>
    <meta:editing-cycles>73</meta:editing-cycles>
    <meta:generator>OpenOffice.org/3.3$Win32 OpenOffice.org_project/330m20$Build-9567</meta:generator>
    <dc:date>2011-10-12T15:17:45.65</dc:date>
    <meta:document-statistic meta:table-count="1" meta:image-count="0" meta:object-count="0" meta:page-count="1" meta:paragraph-count="7" meta:word-count="18" meta:character-count="71"/>
    <meta:user-defined meta:name="Info 1"/>
    <meta:user-defined meta:name="Info 2"/>
    <meta:user-defined meta:name="Info 3"/>
    <meta:user-defined meta:name="Info 4"/>
  </office:meta>
</office:document-meta>
</file>